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EJOS MATOS HERNAN ADOLF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31043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078348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EJOS MATOS HERNAN ADOLF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31043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1 816 85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6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09/2021</text:p>
          </table:table-cell>
          <table:table-cell table:style-name="Tabla2.A3" office:value-type="string">
            <text:p text:style-name="P22">78881835</text:p>
          </table:table-cell>
          <table:table-cell table:style-name="Tabla2.D3" office:value-type="string">
            <text:p text:style-name="P23">2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2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21:32:3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